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4.602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2.967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ehicul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BASTIDOR</text:p>
          </table:table-cell>
          <table:table-cell table:style-name="ce1" office:value-type="string" calcext:value-type="string">
            <text:p>PROPIETARIO-ID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ANIO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FECHA-COMPRA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344RG94 <text:s text:c="7"/></text:p>
          </table:table-cell>
          <table:table-cell office:value-type="string" calcext:value-type="string">
            <text:p>#[</text:p>
          </table:table-cell>
          <table:table-cell office:value-type="float" office:value="50000100" calcext:value-type="float">
            <text:p>50000100</text:p>
          </table:table-cell>
          <table:table-cell office:value-type="string" calcext:value-type="string">
            <text:p>RENAULT <text:s text:c="12"/></text:p>
          </table:table-cell>
          <table:table-cell office:value-type="string" calcext:value-type="string">
            <text:p>R9 <text:s text:c="17"/></text:p>
          </table:table-cell>
          <table:table-cell office:value-type="string" calcext:value-type="string">
            <text:p>ROUGE <text:s text:c="4"/>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</text:p>
          </table:table-cell>
          <table:table-cell office:value-type="float" office:value="19801101" calcext:value-type="float">
            <text:p>19801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401HH75 <text:s text:c="7"/></text:p>
          </table:table-cell>
          <table:table-cell office:value-type="string" calcext:value-type="string">
            <text:p>L</text:p>
          </table:table-cell>
          <table:table-cell office:value-type="float" office:value="50000200" calcext:value-type="float">
            <text:p>50000200</text:p>
          </table:table-cell>
          <table:table-cell office:value-type="string" calcext:value-type="string">
            <text:p>RENAULT <text:s text:c="12"/></text:p>
          </table:table-cell>
          <table:table-cell office:value-type="string" calcext:value-type="string">
            <text:p>R5 <text:s text:c="17"/></text:p>
          </table:table-cell>
          <table:table-cell office:value-type="string" calcext:value-type="string">
            <text:p>BLANCHE <text:s text:c="2"/>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</text:p>
          </table:table-cell>
          <table:table-cell office:value-type="float" office:value="19801101" calcext:value-type="float">
            <text:p>19801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99YH75 <text:s text:c="7"/></text:p>
          </table:table-cell>
          <table:table-cell office:value-type="string" calcext:value-type="string">
            <text:p>L</text:p>
          </table:table-cell>
          <table:table-cell office:value-type="float" office:value="50000300" calcext:value-type="float">
            <text:p>50000300</text:p>
          </table:table-cell>
          <table:table-cell office:value-type="string" calcext:value-type="string">
            <text:p>PEUGEOT <text:s text:c="12"/>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GRISE <text:s text:c="4"/>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E</text:p>
          </table:table-cell>
          <table:table-cell office:value-type="float" office:value="19801101" calcext:value-type="float">
            <text:p>19801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5VW75 <text:s text:c="8"/></text:p>
          </table:table-cell>
          <table:table-cell office:value-type="string" calcext:value-type="string">
            <text:p>��</text:p>
          </table:table-cell>
          <table:table-cell office:value-type="float" office:value="50000400" calcext:value-type="float">
            <text:p>50000400</text:p>
          </table:table-cell>
          <table:table-cell office:value-type="string" calcext:value-type="string">
            <text:p>PEUGEOT <text:s text:c="12"/>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BLANCHE <text:s text:c="2"/>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E</text:p>
          </table:table-cell>
          <table:table-cell office:value-type="float" office:value="19851101" calcext:value-type="float">
            <text:p>19851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1KL75 <text:s text:c="8"/></text:p>
          </table:table-cell>
          <table:table-cell office:value-type="string" calcext:value-type="string">
            <text:p>�r</text:p>
          </table:table-cell>
          <table:table-cell office:value-type="float" office:value="50000500" calcext:value-type="float">
            <text:p>50000500</text:p>
          </table:table-cell>
          <table:table-cell office:value-type="string" calcext:value-type="string">
            <text:p>FIAT <text:s text:c="15"/></text:p>
          </table:table-cell>
          <table:table-cell office:value-type="string" calcext:value-type="string">
            <text:p>PANDA <text:s text:c="14"/></text:p>
          </table:table-cell>
          <table:table-cell office:value-type="string" calcext:value-type="string">
            <text:p>ROUGE <text:s text:c="4"/>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E</text:p>
          </table:table-cell>
          <table:table-cell office:value-type="float" office:value="19851201" calcext:value-type="float">
            <text:p>19851201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10:18:10.303956058</dc:date>
    <meta:editing-duration>PT6M17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